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b613d" draw:fill="solid" draw:fill-color="#66ffff" draw:textarea-horizontal-align="justify" draw:textarea-vertical-align="top" draw:auto-grow-height="false" fo:min-height="2.25cm" fo:min-width="6.475cm" draw:shadow="visible" draw:shadow-offset-x="-0.212cm" draw:shadow-offset-y="0.212cm" draw:shadow-opacity="50%"/>
    </style:style>
    <style:style style:name="gr2" style:family="graphic" style:parent-style-name="standard">
      <style:graphic-properties svg:stroke-color="#eb613d" draw:fill="solid" draw:fill-color="#ccff00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3" style:family="graphic" style:parent-style-name="standard">
      <style:graphic-properties svg:stroke-color="#eb613d" draw:fill="solid" draw:fill-color="#00cc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4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eb613d" draw:fill="solid" draw:fill-color="#66ffff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2cm" fo:min-width="6.281cm" draw:shadow="hidden" draw:shadow-offset-x="-0.203cm" draw:shadow-offset-y="0.203cm" draw:shadow-opacity="50%"/>
    </style:style>
    <style:style style:name="gr10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2cm" fo:min-width="6.485cm" draw:shadow="visible" draw:shadow-offset-x="-0.212cm" draw:shadow-offset-y="0.212cm" draw:shadow-opacity="50%"/>
    </style:style>
    <style:style style:name="gr11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1.045cm" fo:min-width="6.485cm" draw:shadow="visible" draw:shadow-offset-x="-0.212cm" draw:shadow-offset-y="0.212cm" draw:shadow-opacity="50%"/>
    </style:style>
    <style:style style:name="gr12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6.885cm" fo:min-width="7.548cm" fo:padding-top="0.151cm" fo:padding-bottom="0.151cm" fo:padding-left="0.276cm" fo:padding-right="0.276cm" draw:shadow-opacity="0%"/>
    </style:style>
    <style:style style:name="gr13" style:family="graphic" style:parent-style-name="standard">
      <style:graphic-properties draw:stroke="none" svg:stroke-color="#000000" draw:fill="none" draw:fill-color="#ffffff" fo:min-height="2.134cm"/>
    </style:style>
    <style:style style:name="gr14" style:family="graphic" style:parent-style-name="standard">
      <style:graphic-properties svg:stroke-color="#eb613d" draw:fill="solid" draw:fill-color="#0066b3" draw:textarea-horizontal-align="justify" draw:textarea-vertical-align="middle" draw:auto-grow-height="false" fo:min-height="0.122cm" fo:min-width="1.588cm" draw:shadow="hidden" draw:shadow-offset-x="-0.203cm" draw:shadow-offset-y="0.203cm" draw:shadow-opacity="50%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ccff00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solid" draw:fill-color="#00cc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729fcf" draw:opacity="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="solid" draw:fill-color="#0066b3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2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weight="bold" style:letter-kerning="true" style:font-name-asian="Droid Sans Fallback" style:font-weight-asian="bold" style:font-name-complex="Free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75cm" svg:height="2.5cm" svg:x="1.825cm" svg:y="5.9cm">
          <text:p text:style-name="P1"><text:span text:style-name="T1">DelegatingFilterProx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6.985cm" svg:height="1.27cm" svg:x="1.825cm" svg:y="0.3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85cm" svg:height="1.27cm" svg:x="1.825cm" svg:y="11.9cm">
          <text:p text:style-name="P1"><text:span text:style-name="T1">Servle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6.985cm" svg:height="1.27cm" svg:x="1.825cm" svg:y="3.501cm">
          <text:p text:style-name="P1"><text:span text:style-name="T1">Filter</text:span><text:span text:style-name="T2">0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17cm" svg:y1="1.57cm" svg:x2="5.317cm" svg:y2="3.501cm" draw:start-shape="id1" draw:start-glue-point="2" draw:end-shape="id2" draw:end-glue-point="0" svg:d="M5317 1570v1931" svg:viewBox="0 0 1 1932">
          <text:p/>
        </draw:connector>
        <draw:custom-shape draw:style-name="gr6" draw:text-style-name="P2" draw:layer="layout" svg:width="6.985cm" svg:height="1.295cm" svg:x="1.825cm" svg:y="9.502cm">
          <text:p text:style-name="P1"><text:span text:style-name="T1">Filter</text:span><text:span text:style-name="T2">2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5.3cm" svg:y1="4.801cm" svg:x2="5.3cm" svg:y2="5.944cm" svg:d="M5300 4801v1143" svg:viewBox="0 0 1 1144">
          <text:p/>
        </draw:connector>
        <draw:connector draw:style-name="gr5" draw:text-style-name="P5" draw:layer="layout" draw:type="line" svg:x1="5.3cm" svg:y1="8.402cm" svg:x2="5.3cm" svg:y2="9.545cm" svg:d="M5300 8402v1143" svg:viewBox="0 0 1 1144">
          <text:p/>
        </draw:connector>
        <draw:connector draw:style-name="gr5" draw:text-style-name="P5" draw:layer="layout" draw:type="line" svg:x1="5.3cm" svg:y1="10.803cm" svg:x2="5.3cm" svg:y2="11.946cm" svg:d="M5300 10803v1143" svg:viewBox="0 0 1 1144">
          <text:p/>
        </draw:connector>
        <draw:custom-shape draw:style-name="gr7" draw:text-style-name="P6" draw:layer="layout" svg:width="8.1cm" svg:height="10.8cm" svg:x="1.2cm" svg:y="2.9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835cm" svg:height="1.673cm" svg:x="0.865cm" svg:y="2.07cm">
          <draw:text-box>
            <text:p><text:span text:style-name="T3">FilterChain</text:span></text:p>
          </draw:text-box>
        </draw:frame>
        <draw:custom-shape draw:style-name="gr9" draw:text-style-name="P8" draw:layer="layout" svg:width="6.781cm" svg:height="1.27cm" svg:x="1.919cm" svg:y="7cm">
          <text:p text:style-name="P1"><text:span text:style-name="T4">FilterChainProxy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6.985cm" svg:height="1.27cm" svg:x="11.539cm" svg:y="4.514cm">
          <text:p text:style-name="P1"><text:span text:style-name="T1">Security Filter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6.985cm" svg:height="1.295cm" svg:x="11.539cm" svg:y="9.515cm">
          <text:p text:style-name="P1"><text:span text:style-name="T1">Security Filter</text:span><text:span text:style-name="T2">n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5.014cm" svg:y1="5.814cm" svg:x2="15.014cm" svg:y2="6.957cm" svg:d="M15014 5814v1143" svg:viewBox="0 0 1 1144">
          <text:p/>
        </draw:connector>
        <draw:connector draw:style-name="gr5" draw:text-style-name="P5" draw:layer="layout" draw:type="line" svg:x1="15.014cm" svg:y1="8.415cm" svg:x2="15.014cm" svg:y2="9.558cm" svg:d="M15014 8415v1143" svg:viewBox="0 0 1 1144">
          <text:p/>
        </draw:connector>
        <draw:custom-shape draw:style-name="gr12" draw:text-style-name="P6" draw:layer="layout" svg:width="8.1cm" svg:height="7.187cm" svg:x="10.914cm" svg:y="4.013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8.321cm" svg:height="2.384cm" svg:x="10.579cm" svg:y="3.083cm">
          <draw:text-box>
            <text:p><text:span text:style-name="T3">SecurityFilterChain</text:span></text:p>
          </draw:text-box>
        </draw:frame>
        <draw:custom-shape draw:style-name="gr14" draw:text-style-name="P8" draw:layer="layout" svg:width="2.088cm" svg:height="0.372cm" svg:x="13.964cm" svg:y="6.9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088cm" svg:height="0.372cm" svg:x="13.964cm" svg:y="7.47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088cm" svg:height="0.372cm" svg:x="13.964cm" svg:y="8.028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8.8cm" svg:y1="7.6cm" svg:x2="11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4T18:09:09.414867462</meta:creation-date>
    <dc:date>2020-02-06T12:44:01.748213561</dc:date>
    <meta:editing-duration>P6DT22H41M4S</meta:editing-duration>
    <meta:editing-cycles>30</meta:editing-cycles>
    <meta:generator>LibreOffice/6.0.7.3$Linux_X86_64 LibreOffice_project/00m0$Build-3</meta:generator>
    <meta:document-statistic meta:object-count="22"/>
  </office:meta>
</office:document-meta>
</file>